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e0ae" officeooo:paragraph-rsid="0017e0ae"/>
    </style:style>
    <style:style style:name="T1" style:family="text">
      <style:text-properties officeooo:rsid="0018ce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cussion</text:p>
      <text:p text:style-name="P1"/>
      <text:p text:style-name="P1">Una de las decisiones en el codigo de TWC es como usar los hilos, en el cual se escogio el usarlos que cada hilo lea un archivo diferente y asi optimizar el tiempo ya que se estaran leyendo simultaneamente varios archivos a la vez y a su vez contaran de manera mas rapida las lineas y/o palabras que contiene cada archivo, y al no necesitar los resultados de otro hilo anterior se reduce la posibilidad de que exista una seccion critica.</text:p>
      <text:p text:style-name="P1"/>
      <text:p text:style-name="P1">Esto nos ayuda a resolver de una mejor manera el problema ya que se optimiza el tiempo, pero asi tambien se podria optimizar mucho mas estos recursos y esto es haciendo que varios hilos lean un archivo creando particiones de un solo archivo e irla leyendo simultaneamente, y al final unir estas respuestas con el fin de obtener el mismo resultado per<text:span text:style-name="T1">o</text:span> en un menor tiempo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02:11:46.405593803</meta:creation-date>
    <dc:date>2019-12-03T02:18:34.999214584</dc:date>
    <meta:editing-duration>PT6M5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148" meta:character-count="818" meta:non-whitespace-character-count="673"/>
  </office:meta>
</office:document-meta>
</file>